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1.61mm" svg:height="89.99mm" svg:x="0mm" svg:y="45.68mm">
            <loext:p draw:notify-on-update-of-ranges="2I013.A2:2I013.A9 2I013.B1:2I013.B1 2I013.B2:2I013.B9 2I013.C1:2I013.C1 2I013.C2:2I013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Burn down chart (idéal)</text:p>
          </table:table-cell>
          <table:table-cell table:style-name="ce2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0</text:p>
          </table:table-cell>
          <table:table-cell table:formula="of:= 6+3+3+2+1+2+3+1" office:value-type="float" office:value="21" calcext:value-type="float">
            <text:p>21,00</text:p>
          </table:table-cell>
          <table:table-cell table:style-name="ce1" table:formula="of:=[.B2]" office:value-type="float" office:value="21" calcext:value-type="float">
            <text:p>21,00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[.B2] - [.$B$2]/7" office:value-type="float" office:value="18" calcext:value-type="float">
            <text:p>18,00</text:p>
          </table:table-cell>
          <table:table-cell table:formula="of:=2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formula="of:=[.B3] - [.$B$2]/7" office:value-type="float" office:value="15" calcext:value-type="float">
            <text:p>15,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our 3</text:p>
          </table:table-cell>
          <table:table-cell table:formula="of:=[.B4] - [.$B$2]/7" office:value-type="float" office:value="12" calcext:value-type="float">
            <text:p>12,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our 4</text:p>
          </table:table-cell>
          <table:table-cell table:formula="of:=[.B5] - [.$B$2]/7" office:value-type="float" office:value="9" calcext:value-type="float">
            <text:p>9,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our 5</text:p>
          </table:table-cell>
          <table:table-cell table:formula="of:=[.B6] - [.$B$2]/7" office:value-type="float" office:value="6" calcext:value-type="float">
            <text:p>6,00</text:p>
          </table:table-cell>
          <table:table-cell table:formula="of:=6+1.5+3+2+1+2+3+1"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Jour 6</text:p>
          </table:table-cell>
          <table:table-cell table:formula="of:=[.B7] - [.$B$2]/7" office:value-type="float" office:value="3" calcext:value-type="float">
            <text:p>3,00</text:p>
          </table:table-cell>
          <table:table-cell table:formula="of:=[.C7]"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Jour 7</text:p>
          </table:table-cell>
          <table:table-cell table:formula="of:=[.B8] - [.$B$2]/7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08:51:27.521778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5.2.7.2$Linux_X86_64 LibreOffice_project/20m0$Build-2</meta:generator>
    <dc:date>2019-03-21T09:00:32.912955858</dc:date>
    <meta:editing-duration>PT56M28S</meta:editing-duration>
    <meta:editing-cycles>11</meta:editing-cycles>
    <dc:creator>ROSE </dc:cre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line" chart:style-name="ch1">
        <chart:title svg:x="4.733cm" svg:y="0.316cm" chart:style-name="ch2">
          <text:p>Burn down chart du Sprint-4</text:p>
        </chart:title>
        <chart:subtitle svg:x="5.434cm" svg:y="1.275cm" chart:style-name="ch3">
          <text:p>14/03/2019 - 21/03/2019</text:p>
        </chart:subtitle>
        <chart:legend chart:legend-position="end" svg:x="10.299cm" svg:y="3.952cm" style:legend-expansion="high" chart:style-name="ch4"/>
        <chart:plot-area chart:style-name="ch5" table:cell-range-address="2I013.A1:2I013.C9" chart:data-source-has-labels="both" svg:x="1.314cm" svg:y="2.138cm" svg:width="8.682cm" svg:height="6.682cm">
          <chartooo:coordinate-region svg:x="2.412cm" svg:y="2.337cm" svg:width="7.106cm" svg:height="5.836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7">
            <chart:title svg:x="0.451cm" svg:y="7.481cm" chart:style-name="ch8">
              <text:p>Nombre d'heures restantes</text:p>
            </chart:title>
            <chart:grid chart:style-name="ch9" chart:class="major"/>
          </chart:axis>
          <chart:series chart:style-name="ch10" chart:values-cell-range-address="2I013.B2:2I013.B9" chart:label-cell-address="2I013.B1:2I013.B1" chart:class="chart:line">
            <chart:data-point chart:repeated="8"/>
          </chart:series>
          <chart:series chart:style-name="ch11" chart:values-cell-range-address="2I013.C2:2I013.C9" chart:label-cell-address="2I013.C1:2I013.C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21">
                <text:p>21</text:p>
                <draw:g>
                  <svg:desc>2I013.B2:2I013.B9</svg:desc>
                </draw:g>
              </table:table-cell>
              <table:table-cell office:value-type="float" office:value="21">
                <text:p>21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6">
                <text:p>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3">
                <text:p>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